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3547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5" style:family="table-cell" style:parent-style-name="Default" style:data-style-name="N75">
      <style:text-properties style:font-name="Microsoft YaHei1" fo:font-weight="normal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/>
    </style:style>
    <style:style style:name="ce17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18" style:family="table-cell" style:parent-style-name="Default" style:data-style-name="N75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19" style:family="table-cell" style:parent-style-name="Default" style:data-style-name="N75">
      <style:text-properties style:font-name="Microsoft YaHei1" fo:font-weight="normal"/>
    </style:style>
    <style:style style:name="ce20" style:family="table-cell" style:parent-style-name="Default">
      <style:text-properties style:font-name="Microsoft YaHei1" fo:font-weight="normal" style:font-name-asian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3" style:family="table-cell" style:parent-style-name="Default">
      <style:table-cell-properties fo:background-color="#eeeeee"/>
      <style:text-properties style:font-name="Microsoft YaHei1" fo:font-weight="normal" style:font-name-asian="Microsoft YaHei"/>
    </style:style>
    <style:style style:name="ce24" style:family="table-cell" style:parent-style-name="Default">
      <style:table-cell-properties fo:background-color="#eeeeee"/>
      <style:text-properties style:font-name="Microsoft YaHei1" fo:font-weight="normal" style:font-weight-asian="bold" style:font-weight-complex="bold"/>
    </style:style>
    <style:style style:name="ce25" style:family="table-cell" style:parent-style-name="Default">
      <style:table-cell-properties fo:background-color="#eeeeee"/>
      <style:text-properties style:font-name="Microsoft YaHei" fo:font-weight="bold" style:font-weight-asian="bold" style:font-weight-complex="bold"/>
    </style:style>
    <style:style style:name="ce26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27" style:family="table-cell" style:parent-style-name="Default">
      <style:text-properties style:font-name="Microsoft YaHei1" fo:font-weight="normal"/>
    </style:style>
    <style:style style:name="ce28" style:family="table-cell" style:parent-style-name="Default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29" style:family="table-cell" style:parent-style-name="Default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9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10" table:default-cell-style-name="ce27"/>
        <table:table-column table:style-name="co7" table:number-columns-repeated="1018" table:default-cell-style-name="ce27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20"/>
          <table:table-cell table:number-columns-repeated="1020"/>
        </table:table-row>
        <table:table-row table:style-name="ro3">
          <table:table-cell table:style-name="ce13" office:value-type="string">
            <text:p>Date</text:p>
          </table:table-cell>
          <table:table-cell table:style-name="ce21" office:value-type="string">
            <text:p>Math-人教版</text:p>
          </table:table-cell>
          <table:table-cell table:style-name="ce21" office:value-type="string">
            <text:p>English-外研版</text:p>
          </table:table-cell>
          <table:table-cell table:style-name="ce21" office:value-type="string">
            <text:p>Physics-人教版</text:p>
          </table:table-cell>
          <table:table-cell table:style-name="ce30" table:number-columns-repeated="1019"/>
          <table:table-cell/>
        </table:table-row>
        <table:table-row table:style-name="ro1">
          <table:table-cell table:style-name="ce14"/>
          <table:table-cell table:style-name="ce22" table:number-columns-repeated="3"/>
          <table:table-cell table:style-name="ce30"/>
          <table:table-cell/>
          <table:table-cell table:style-name="ce30" table:number-columns-repeated="1017"/>
          <table:table-cell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20" office:value-type="string">
            <text:p><text:a xlink:href="../../../math/grade-8-上/8年级上期中人教版数学考试-小北/1.jpg">8-上-期中数学考试题-1</text:a></text:p>
          </table:table-cell>
          <table:table-cell table:style-name="ce20" office:value-type="string">
            <text:p><text:a xlink:href="../../../english/grade-8-上/8年级%20外妍版英语%20-上%20-unit-4-words.odp">8-unit-4-words</text:a>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2.jpg">8-上-期中数学考试题-2</text:a>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3.jpg">8-上-期中数学考试题-3</text:a>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4.jpg">8-上-期中数学考试题-4</text:a>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20" office:value-type="string">
            <text:p><text:a xlink:href="../../../math/grade-8-上/8年级上期中人教版数学考试-小北/4.jpg">8-上-期中数学考试题-4</text:a></text:p>
          </table:table-cell>
          <table:table-cell table:style-name="ce20" office:value-type="string">
            <text:p><text:a xlink:href="../../../english/grade-8-上/8年级上英语阅读理解-1.odt">8-上-完型填空-1</text:a>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answer-27-28.odp">27/28答案</text:a>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20" office:value-type="string">
            <text:p><text:a xlink:href="../../../math/grade-8-上/8年级上期中人教版数学考试-小北/4.jpg">8-上-期中数学考试题-4</text:a>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answer-27-28.odp">27/28答案</text:a>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20" office:value-type="string">
            <text:p><text:a xlink:href="../../../math/grade-8-上/8年级上期中人教版数学考试-小北/4.jpg">8-上-期中数学考试题-4</text:a></text:p>
          </table:table-cell>
          <table:table-cell table:style-name="ce20" office:value-type="string">
            <text:p><text:a xlink:href="../../../english/grade-8-上/pdf/8上-英语-外研版-小北-words.pdf">8-上-英语-外研版-单词</text:a>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answer-27-28.odp">27/28答案</text:a>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20" office:value-type="string">
            <text:p><text:a xlink:href="../../../math/grade-8-上/8年级上期中人教版数学考试-小北/4.jpg">8-上-期中数学考试题-4</text:a></text:p>
          </table:table-cell>
          <table:table-cell table:style-name="ce20" office:value-type="string">
            <text:p><text:a xlink:href="../../../english/grade-8-上/pdf/八年级英语-阅读理解.pdf">八年级英语-阅读理解</text:a>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中人教版数学考试-小北/answer-27-28.odp">27/28答案</text:a>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3"/>
          <table:table-cell table:number-columns-repeated="1020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20" office:value-type="string">
            <text:p><text:a xlink:href="../../../math/grade-8-上/pdf/8年级北师大版数学上册-unit-3-位置与坐标.pdf">位置与坐标</text:a></text:p>
          </table:table-cell>
          <table:table-cell table:style-name="ce20" office:value-type="string">
            <text:p><text:a xlink:href="../../../english/grade-8-上/pdf/八年级英语-阅读理解.pdf">八年级英语-阅读理解</text:a></text:p>
          </table:table-cell>
          <table:table-cell table:style-name="ce20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20"/>
          <table:table-cell table:style-name="ce20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3">
          <table:table-cell table:style-name="ce17"/>
          <table:table-cell table:style-name="ce24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28" office:value-type="string">
            <text:p>8-上-unit-5</text:p>
          </table:table-cell>
          <table:table-cell table:style-name="ce28" office:value-type="string">
            <text:p>8-上-unit-6-密度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20" office:value-type="string">
            <text:p><text:a xlink:href="../schedule.ods#中考">北京中考科目与分值</text:a></text:p>
          </table:table-cell>
          <table:table-cell table:style-name="ce20"/>
          <table:table-cell table:style-name="ce20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pdf/8年级北师大版数学上册-unit-3-位置与坐标.pdf">位置与坐标</text:a>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6"/>
          <table:table-cell table:style-name="ce25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28" office:value-type="string">
            <text:p>8-上-unit-5-学期完</text:p>
          </table:table-cell>
          <table:table-cell table:style-name="ce28" office:value-type="string">
            <text:p>8-上-unit-6-质量与密度-学期完</text:p>
          </table:table-cell>
          <table:table-cell table:number-columns-repeated="1020"/>
        </table:table-row>
        <table:table-row table:style-name="ro3">
          <table:table-cell table:style-name="ce15" office:value-type="date" office:date-value="2026-01-10">
            <text:p>Jan 10, 2026</text:p>
          </table:table-cell>
          <table:table-cell table:style-name="ce20" office:value-type="string">
            <text:p><text:a xlink:href="../../../math/grade-8-上/8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20" office:value-type="string">
            <text:p><text:a xlink:href="../../../english/grade-8-上/8上期末英语考试题-2024-2025学年北京房山区/">8上期末英语考试题-北京房山区</text:a></text:p>
          </table:table-cell>
          <table:table-cell table:style-name="ce20" office:value-type="string">
            <text:p><text:a xlink:href="../../../physics/grade-8-上/8上物理人教版-unit-5-透镜及其应用.ppt">8-上-unit-5-透镜</text:a>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20"/>
          <table:table-cell table:style-name="Default"/>
          <table:table-cell table:style-name="ce20" office:value-type="string">
            <text:p><text:a xlink:href="../../../physics/grade-8-上/8上物理人教版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6" office:value-type="string">
            <text:p>学期完</text:p>
          </table:table-cell>
          <table:table-cell table:number-columns-repeated="2" table:style-name="ce29" office:value-type="string">
            <text:p>学期完</text:p>
          </table:table-cell>
          <table:table-cell table:number-columns-repeated="1020"/>
        </table:table-row>
        <table:table-row table:style-name="ro1">
          <table:table-cell table:style-name="ce15" office:value-type="date" office:date-value="2026-01-17">
            <text:p>Jan 17, 2026</text:p>
          </table:table-cell>
          <table:table-cell table:style-name="ce20" office:value-type="string">
            <text:p>期末考试完休息</text:p>
          </table:table-cell>
          <table:table-cell table:style-name="ce20" table:number-columns-repeated="2"/>
          <table:table-cell table:number-columns-repeated="1020"/>
        </table:table-row>
        <table:table-row table:style-name="ro1" table:number-rows-repeated="8">
          <table:table-cell table:style-name="ce15"/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15"/>
          <table:table-cell table:style-name="ce20" office:value-type="string">
            <text:p>Jan. 14-16 <text:s text:c="2"/>回校</text:p>
          </table:table-cell>
          <table:table-cell table:style-name="ce20" table:number-columns-repeated="1022"/>
        </table:table-row>
        <table:table-row table:style-name="ro3">
          <table:table-cell table:style-name="ce15"/>
          <table:table-cell table:style-name="ce20" office:value-type="string">
            <text:p>Jan. 19-23 <text:s text:c="2"/>回老家</text:p>
          </table:table-cell>
          <table:table-cell table:style-name="ce20" table:number-columns-repeated="1022"/>
        </table:table-row>
        <table:table-row table:style-name="ro3">
          <table:table-cell table:style-name="ce15"/>
          <table:table-cell table:style-name="ce20" office:value-type="string">
            <text:p>Jan. 26 <text:s text:c="7"/>以后在郑州</text:p>
          </table:table-cell>
          <table:table-cell table:style-name="ce20" table:number-columns-repeated="1022"/>
        </table:table-row>
        <table:table-row table:style-name="ro3">
          <table:table-cell table:style-name="ce15"/>
          <table:table-cell table:style-name="ce20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/>
          <table:table-cell table:style-name="ce20" table:number-columns-repeated="102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8">01/18/2026</text:date>, <text:time>21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38M20S</meta:editing-duration>
    <meta:editing-cycles>55</meta:editing-cycles>
    <meta:generator>OpenOffice/4.1.15$Win32 OpenOffice.org_project/4115m2$Build-9813</meta:generator>
    <dc:date>2026-01-18T21:49:45.28</dc:date>
    <dc:creator>Eric Zhang</dc:creator>
    <meta:document-statistic meta:table-count="6" meta:cell-count="79" meta:object-count="0"/>
    <meta:user-defined meta:name="Info 1"/>
    <meta:user-defined meta:name="Info 2"/>
    <meta:user-defined meta:name="Info 3"/>
    <meta:user-defined meta:name="Info 4"/>
  </office:meta>
</office:document-meta>
</file>